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27cm"/>
    </style:style>
    <style:style style:name="co3" style:family="table-column">
      <style:table-column-properties fo:break-before="auto" style:column-width="2.972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 style:data-style-name="N2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row table:style-name="ro3">
          <table:table-cell office:value-type="string">
            <text:p>Vin</text:p>
          </table:table-cell>
          <table:table-cell office:value-type="string">
            <text:p>Vout</text:p>
          </table:table-cell>
          <table:table-cell office:value-type="string">
            <text:p>D</text:p>
          </table:table-cell>
          <table:table-cell office:value-type="string">
            <text:p>Freq</text:p>
          </table:table-cell>
          <table:table-cell office:value-type="string">
            <text:p>Current I.out max</text:p>
          </table:table-cell>
          <table:table-cell office:value-type="string">
            <text:p>Inductance (L)</text:p>
          </table:table-cell>
          <table:table-cell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2" office:value-type="float" office:value="5">
            <text:p>5</text:p>
          </table:table-cell>
          <table:table-cell table:style-name="ce3" table:formula="of:=[.B2]/[.A2]" office:value-type="float" office:value="0.0769230769230769">
            <text:p>0.0769230769</text:p>
          </table:table-cell>
          <table:table-cell table:style-name="ce2" office:value-type="float" office:value="125000">
            <text:p>125000</text:p>
          </table:table-cell>
          <table:table-cell table:style-name="ce2" office:value-type="float" office:value="0.7">
            <text:p>0.7</text:p>
          </table:table-cell>
          <table:table-cell table:style-name="ce3" table:formula="of:=(([.A2]-[.B2])*[.C2])/(0.3*[.E2]*[.D2])" office:value-type="float" office:value="0.000175824175824176">
            <text:p>0.0001758242</text:p>
          </table:table-cell>
          <table:table-cell/>
        </table:table-row>
        <table:table-row table:style-name="ro2">
          <table:table-cell table:style-name="Default" table:number-columns-repeated="5"/>
          <table:table-cell table:style-name="ce4" table:formula="of:=[.F2]*1000000" office:value-type="float" office:value="175.824175824176">
            <text:p>175.82</text:p>
          </table:table-cell>
          <table:table-cell office:value-type="string">
            <text:p>uH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27/03/2018</text:date>, <text:time>13:5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ates</meta:initial-creator>
    <meta:creation-date>2018-01-01T16:06:50</meta:creation-date>
    <dc:date>2018-03-27T13:53:35</dc:date>
    <dc:creator>Daniel Bates</dc:creator>
    <meta:editing-duration>PT22M25S</meta:editing-duration>
    <meta:editing-cycles>2</meta:editing-cycles>
    <meta:generator>OpenOffice/4.1.3$Unix OpenOffice.org_project/413m1$Build-9783</meta:generator>
    <meta:document-statistic meta:table-count="3" meta:cell-count="14" meta:object-count="0"/>
  </office:meta>
</office:document-meta>
</file>